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3" svg:font-family="Arial, 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en" style:country-asian="US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text-line-through-type="none" style:font-name="Arial2" fo:font-size="7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text-line-through-type="none" fo:font-size="7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7.5pt" style:font-size-asian="7.5pt" style:font-size-complex="7.5pt"/>
    </style:style>
    <style:style style:name="T2" style:family="text">
      <style:text-properties fo:color="#000000" fo:font-size="7.5pt" style:font-size-asian="7.5pt" style:font-size-complex="7.5pt" style:text-underline-style="none" style:text-underline-color="font-color" style:text-line-through-type="none"/>
    </style:style>
    <style:style style:name="T3" style:family="text">
      <style:text-properties fo:color="#000000" style:text-underline-style="none" style:text-underline-color="font-color" style:text-line-through-type="none" fo:font-size="5pt" style:font-size-asian="5pt" style:font-size-complex="5pt"/>
    </style:style>
    <style:style style:name="T4" style:family="text">
      <style:text-properties fo:color="#000000" style:text-underline-style="none" style:text-underline-color="font-color" style:text-line-through-type="none" fo:font-size="7.5pt" style:font-size-asian="7.5pt" style:font-size-complex="7.5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B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Zone réservée </text:p>
          </table:table-cell>
          <table:table-cell table:style-name="ce2" office:value-type="string" calcext:value-type="string">
            <text:p>ZR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 ou à la toilette°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<text:span text:style-name="T1">Obligatoire pour chaque RHS en hospitalisation partielle ; </text:span><text:span text:style-name="T2">Obligatoire pour le premier et le dernier RHS de la suite de RHS en hospitalisation complète, et toutes les 4 semaines à compter du 1</text:span><text:span text:style-name="T3">er </text:span><text:span text:style-name="T4">RHS de la suite, facultatif sinon. </text:span></text:p>
          </table:table-cell>
          <table:table-cell table:style-name="ce1"/>
          <table:table-cell table:style-name="ce8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9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FI1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Blancs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'08 ou espaces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unité spécifique</text:p>
          </table:table-cell>
          <table:table-cell table:style-name="ce2" office:value-type="string" calcext:value-type="string">
            <text:p>TU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USP SSR: "08" , UCC : "09" , Unité EVC-EPR : "10"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1"/>
        </table:table-row>
        <table:table-row table:style-name="ro1" table:number-rows-repeated="104851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3" svg:font-family="Arial, 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02:04.5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02:22.296000000</dc:date>
    <meta:editing-duration>PT4H34M53S</meta:editing-duration>
    <meta:editing-cycles>31</meta:editing-cycles>
    <meta:document-statistic meta:table-count="1" meta:cell-count="588" meta:object-count="0"/>
  </office:meta>
</office:document-meta>
</file>